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800000" style:font-name="Ubuntu" fo:font-size="14pt" officeooo:paragraph-rsid="001d1b53" style:font-size-asian="14pt" style:font-size-complex="14pt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officeooo:paragraph-rsid="001d1b53"/>
    </style:style>
    <style:style style:name="P3" style:family="paragraph" style:parent-style-name="Standard">
      <style:text-properties fo:color="#800000" style:font-name="Ubuntu" fo:font-size="14pt" officeooo:rsid="001dcf32" officeooo:paragraph-rsid="001dcf32" style:font-size-asian="14pt" style:font-size-complex="14pt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660066" style:font-name="Ubuntu" fo:font-size="14pt" officeooo:paragraph-rsid="001d1b53" style:font-size-asian="14pt" style:font-size-complex="14pt" fo:padding="0cm" fo:border="none"/>
    </style:style>
    <style:style style:name="T1" style:family="text">
      <style:text-properties fo:color="#660066" style:font-name="Ubuntu" fo:font-size="14pt" fo:font-weight="bold" style:font-size-asian="14pt" style:font-size-complex="14pt" fo:padding="0cm" fo:border="none"/>
    </style:style>
    <style:style style:name="T2" style:family="text">
      <style:text-properties fo:color="#660066" style:font-name="Ubuntu" fo:font-size="14pt" style:font-size-asian="14pt" style:font-size-complex="14pt" fo:padding="0cm" fo:border="none"/>
    </style:style>
    <style:style style:name="T3" style:family="text">
      <style:text-properties fo:color="#660066" fo:padding="0cm" fo:border="none"/>
    </style:style>
    <style:style style:name="T4" style:family="text">
      <style:text-properties fo:color="#660066" fo:font-weight="bold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2"><text:span text:style-name="Strong_20_Emphasis"><text:span text:style-name="T1">1. </text:span></text:span><text:span text:style-name="T2">Desarrolla una función que puntúe una mano de cartas, que tenga como parámetro un array de cartas, cada una representada por un diccionario con palo y valor. Al puntuar, las cartas suman su valor excepto si es un as que suma 20. Prueba a invocarla con varias manos de cartas con y sin ases.</text:span></text:p>
      <text:p text:style-name="P4"/>
      <text:p text:style-name="P2"><text:span text:style-name="T2"><text:line-break/></text:span><text:span text:style-name="Strong_20_Emphasis"><text:span text:style-name="T1">2. </text:span></text:span><text:span text:style-name="T2">Partiendo de la función anterior, modíficala para que además las cartas rojas sumen el doble. Prueba a invocarla con varias manos de cartas.</text:span></text:p>
      <text:p text:style-name="P1"><text:span text:style-name="T3"><text:line-break/></text:span><text:span text:style-name="Strong_20_Emphasis"><text:span text:style-name="T4">3. </text:span></text:span><text:span text:style-name="T3">Desarrolla un programa que use la función anterior para puntuar las manos de cartas de dos jugadores e imprima por consola al ganador, es decir, al que obtenga mayor puntua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53:14.338783152</meta:creation-date>
    <dc:date>2017-05-04T16:06:40.693840831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110" meta:character-count="618" meta:non-whitespace-character-count="509"/>
  </office:meta>
</office:document-meta>
</file>